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P1" style:family="paragraph" style:parent-style-name="Normal">
      <style:paragraph-properties fo:text-align="right"/>
    </style:style>
  </office:automatic-styles>
  <office:body>
    <office:text>
      <text:p text:style-name="P1">4 Wishes, 31 Jan. 2026</text:p>
      <text:p text:style-name="Normal"/>
      <text:p text:style-name="Normal">Everything around was covered with mist.</text:p>
      <text:p text:style-name="Normal"> <text:s text:c="1"/>Ahead of me sat a devil in a lotus pose.</text:p>
      <text:p text:style-name="Normal"/>
      <text:p text:style-name="Normal">It looked as it was usually described in folklore. Was I dreaming, or merely seeing things?</text:p>
      <text:p text:style-name="Normal"> <text:s text:c="1"/>I was not sure. I could not remember if something had happened.</text:p>
      <text:p text:style-name="Normal"/>
      <text:p text:style-name="Normal">It did not seem to want to speak, so it was me who began talking first. “Sir, what are you here for?”</text:p>
      <text:p text:style-name="Normal"> <text:s text:c="1"/>Its gaze was directed at me. It laughed. “Sir?” It asked, its voice evil and majestic. “There isn’t need to be so formal.”</text:p>
      <text:p text:style-name="Normal"/>
      <text:p text:style-name="Normal">“As you please,” indifferently, I replied.</text:p>
      <text:p text:style-name="Normal"/>
      <text:p text:style-name="Normal">“I am Jin,” it explained then. “I am here to fulfill your four wishes.”</text:p>
      <text:p text:style-name="Normal"> <text:s text:c="1"/>“Four?” I asked. “Why not three?”</text:p>
      <text:p text:style-name="Normal"/>
      <text:p text:style-name="Normal">“It is a standard,” it replied.</text:p>
      <text:p text:style-name="Normal"/>
      <text:p text:style-name="Normal">Almost immeditely, it made me realize something: One should not rely entirely on knowledge from folklore, even if it’s partially proven to be true.</text:p>
      <text:p text:style-name="Normal"> <text:s text:c="1"/>In the end, it was us who came up with it. There was nothing more unreliable than other humans and their stories.</text:p>
      <text:p text:style-name="Normal"/>
      <text:p text:style-name="Normal">“Is it a dream?” I asked; it was the first thought that came to my mind, after all.</text:p>
      <text:p text:style-name="Normal"> <text:s text:c="1"/>“Do you wish to know of it?”</text:p>
      <text:p text:style-name="Normal"/>
      <text:p text:style-name="Normal">After answering two questions, why ask it now?</text:p>
      <text:p text:style-name="Normal"/>
      <text:p text:style-name="Normal">“Listen. Here’s my first ask: Answer all my queries honestly, without counting them as wishes.”</text:p>
      <text:p text:style-name="Normal"> <text:s text:c="1"/>“I’ll grant it,” it said.</text:p>
      <text:p text:style-name="Normal"/>
      <text:p text:style-name="Normal">I wondered, then, if I could ask for as many things as I want, by wishing to be able to do so...</text:p>
      <text:p text:style-name="Normal"> <text:s text:c="1"/>But there was no reason to.</text:p>
      <text:p text:style-name="Normal"/>
      <text:p text:style-name="Normal">“So, is it a dream?” I said again.</text:p>
      <text:p text:style-name="Normal"> <text:s text:c="1"/>“It is, but I am not a product of your imagination. I am a visitor; an outsider.”</text:p>
      <text:p text:style-name="Normal"/>
      <text:p text:style-name="Normal">“Hard to believe I’d get my wishes granted so easily. It has some price, does it not?”</text:p>
      <text:p text:style-name="Normal"> <text:s text:c="1"/>This time, it replied with a single word: “No.”</text:p>
      <text:p text:style-name="Normal"/>
      <text:p text:style-name="Normal">I felt what it said was incomplete; and indeed, all I asked for was to reply honestly, without lies, or that is how it could choose to understand what I said.</text:p>
      <text:p text:style-name="Normal"> <text:s text:c="1"/>Though it meant it could not lie, it didn’t mean it wouldn’t deceive or mislead. All it was obliged to do was to conceal what it conceals openly, in case if I question the thing.</text:p>
      <text:p text:style-name="Normal"> <text:s text:c="1"/>Unable of lying, at least, it would not be easy to cover the act of concealment itself; though it does sound like something I usually would do.</text:p>
      <text:p text:style-name="Normal"/>
      <text:p text:style-name="Normal">That said, it wouldn’t matter if it really lied at this point.</text:p>
      <text:p text:style-name="Normal"> <text:s text:c="1"/>If there was a lie, the lie could be everything.</text:p>
      <text:p text:style-name="Normal"/>
      <text:p text:style-name="Normal">And even more so if it was a simple dream.</text:p>
      <text:p text:style-name="Normal"/>
      <text:p text:style-name="Normal"/>
      <text:p text:style-name="Normal">“Well then, is it a trap? Are there any consequences?”</text:p>
      <text:p text:style-name="Normal"> <text:s text:c="1"/>“No,” it said again.</text:p>
      <text:p text:style-name="Normal"/>
      <text:p text:style-name="Normal">“Limitations?”</text:p>
      <text:p text:style-name="Normal"> <text:s text:c="1"/>“No.”</text:p>
      <text:p text:style-name="Normal"/>
      <text:p text:style-name="Normal">“Who’s going to interpret my wishes though?”</text:p>
      <text:p text:style-name="Normal"> <text:s text:c="1"/>“Me,” it replied.</text:p>
      <text:p text:style-name="Normal"/>
      <text:p text:style-name="Normal">“Then, my second wish: Fulfill my wishes the way I’d want you to.”</text:p>
      <text:p text:style-name="Normal"> <text:s text:c="1"/>“I’ll grant it,” it said.</text:p>
      <text:p text:style-name="Normal"/>
      <text:p text:style-name="Normal"/>
      <text:p text:style-name="Normal">I wondered if it could view my thoughts, memories, mindset, beliefs and convictions...</text:p>
      <text:p text:style-name="Normal"> <text:s text:c="1"/>Could it be that it knew what I would ask for, that it gave me a fourth wish? Was it a devil’s blessing?</text:p>
      <text:p text:style-name="Normal"/>
      <text:p text:style-name="Normal">Well, it mattered not anyway.</text:p>
      <text:p text:style-name="Normal"/>
      <text:p text:style-name="Normal"/>
      <text:p text:style-name="Normal">What I said next was one of my fondest longings, something I always wanted but knew was impossible.</text:p>
      <text:p text:style-name="Normal"> <text:s text:c="1"/>I wasn’t sure what it would do, though, but it was nothing bad for sure.</text:p>
      <text:p text:style-name="Normal"/>
      <text:p text:style-name="Normal">I wanted to live without regrets, without pain and suffering, ignorance or privilege.</text:p>
      <text:p text:style-name="Normal"/>
      <text:p text:style-name="Normal">If it turned out to be impossible, if it was too bulk of a wish, or if the Jin couldn’t view my own interpretation of it, I’d perhaps ask for conditional immortality so I could achieve all I desired on my own.</text:p>
      <text:p text:style-name="Normal"> <text:s text:c="1"/>Though, the best choice would be to erase suffering of all kinds instead, or even life in general... But I simply didn’t want to.</text:p>
      <text:p text:style-name="Normal"/>
      <text:p text:style-name="Normal">And so... “My third wish is,” I said, “Make our world a good place to live in. Something I wouldn’t have complaints about, no matter how much I’d live in it as one person or another. No matter the place and time.”</text:p>
      <text:p text:style-name="Normal"/>
      <text:p text:style-name="Normal">It said, “I’ll grant it.”</text:p>
      <text:p text:style-name="Normal"/>
      <text:p text:style-name="Normal"/>
      <text:p text:style-name="Normal">“My fourth wish is to die as I want to,” I continued, “Instantly and painlessly, without even realizing it. Of course, I want you to make me forget I wished for death, too.”</text:p>
      <text:p text:style-name="Normal"/>
      <text:p text:style-name="Normal">“I’ll grant it,” it said again.</text:p>
      <text:p text:style-name="Normal"/>
      <text:p text:style-name="Normal">Then it stood up, and walked away, without saying another word.</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